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urrently exploring hands-on senior engineering and architecture roles focused on building scalable, production systems while maintaining momentum through open-source contributions and bootstrapped ventures. Known for translating fuzzy requirements into clean, testable code, championing automation, performance, and observability.</text:p>
      <text:h text:style-name="Heading_20_2" text:outline-level="2"><text:bookmark-start text:name="recent-projects"/>Recent Projects<text:bookmark-end text:name="recent-projects"/></text:h>
      <text:p text:style-name="First_20_paragraph"><text:span text:style-name="T1">Educational Scheduling Platform</text:span> (May 2025 - Present) - Architecting and developing full-stack educational scheduling platform from inception using React 18.3, TypeScript 5.8, .NET 8, and PostgreSQL 17</text:p>
      <text:p text:style-name="Text_20_body"><text:a xlink:type="simple" xlink:href="https://www.npmjs.com/package/claude-iterate" office:name=""><text:span text:style-name="Definition"><text:span text:style-name="T1">claude-iterate</text:span></text:span></text:a> (Oct 2025 - Present) - Developed 8,578-line TypeScript CLI tool with strategy pattern architecture enabling autonomous AI agent workflows with dual execution modes (loop and iterative)</text:p>
      <text:p text:style-name="Text_20_body"><text:a xlink:type="simple" xlink:href="https://www.npmjs.com/package/mdite" office:name=""><text:span text:style-name="Definition"><text:span text:style-name="T1">mdite</text:span></text:span></text:a> (Oct 2025 - Present) - Architected novel graph-based documentation system (6.4K LOC TypeScript) treating markdown files as connected nodes/edges, enabling system-wide validation and dependency analysis impossible with traditional tools</text:p>
      <text:p text:style-name="Text_20_body">View all projects: <text:a xlink:type="simple" xlink:href="https://www.richardadleta.com/resume/full#projects" office:name=""><text:span text:style-name="Definition">richardadleta.com/resume/full#projects</text:span></text:a></text:p>
      <text:h text:style-name="Heading_20_2" text:outline-level="2"><text:bookmark-start text:name="experience"/>Experience<text:bookmark-end text:name="experience"/></text:h>
      <text:h text:style-name="Heading_20_3" text:outline-level="3"><text:bookmark-start text:name="all-kids-network-may-2014---present"/>All Kids Network (May 2014 - Present)<text:bookmark-end text:name="all-kids-network-may-2014---present"/></text:h>
      <text:list text:style-name="L1">
        <text:list-item>
          <text:p text:style-name="P1"><text:span text:style-name="T1">Partner &amp; Principal Engineer</text:span> (May 2014 - Present) - Co-owned business and led end-to-end development of a high-traffic educational platform using React, TypeScript, .NET, C#, and AWS cloud infrastructure. Managed scalable systems serving millions of page views annually.</text:p>
        </text:list-item>
      </text:list>
      <text:h text:style-name="Heading_20_3" text:outline-level="3"><text:bookmark-start text:name="nexxt-may-2011---aug-2025"/>Nexxt (May 2011 - Aug 2025)<text:bookmark-end text:name="nexxt-may-2011---aug-2025"/></text:h>
      <text:list text:style-name="L2">
        <text:list-item>
          <text:p text:style-name="P2"><text:span text:style-name="T1">Lead Architect</text:span> (Oct 2023 - Aug 2025) - Architected and developed scalable AI-driven solutions and integrations using .NET, C#, Angular, and TypeScript. Specialized in event-driven architecture, OpenAI GPT integration, and AWS cloud services.</text:p>
        </text:list-item>
        <text:list-item>
          <text:p text:style-name="P2"><text:span text:style-name="T1">Lead Architect</text:span> (Jan 2018 - Sep 2021) - Directed architectural efforts for large-scale web applications using C#, .NET, ASP.NET, AngularJS, SQL Server, and Elasticsearch. Engineered grid computing and high-volume processing systems handling millions of transactions daily.</text:p>
        </text:list-item>
        <text:list-item>
          <text:p text:style-name="P2"><text:span text:style-name="T1">Solutions Architect</text:span> (May 2011 - Jan 2018) - Modernized web applications and implemented CI/CD pipelines using .NET, C#, ASP.NET MVC, AngularJS, SQL Server, and AWS. Led development of next-generation search technologies and production monitoring systems.</text:p>
        </text:list-item>
      </text:list>
      <text:h text:style-name="Heading_20_3" text:outline-level="3"><text:bookmark-start text:name="splinterlands-sep-2021---sep-2023"/>Splinterlands (Sep 2021 - Sep 2023)<text:bookmark-end text:name="splinterlands-sep-2021---sep-2023"/></text:h>
      <text:list text:style-name="L3">
        <text:list-item>
          <text:p text:style-name="P3"><text:span text:style-name="T1">Head of Product / Solutions Developer</text:span> (Dec 2022 - Sep 2023) - Developed and deployed blockchain gaming projects using React, TypeScript, PostgreSQL, DynamoDB, Redis, and AWS. Specialized in Web3 technologies and HIVE engine blockchain integration.</text:p>
        </text:list-item>
        <text:list-item>
          <text:p text:style-name="P3"><text:span text:style-name="T1">Chief Technology Officer</text:span> (Dec 2021 - Dec 2022) - Led organization growth and multi-product launches in blockchain gaming space. Applied executive leadership, strategic planning, and Web3 expertise to scale from 20+ to 150+ employees and contractors.</text:p>
        </text:list-item>
        <text:list-item>
          <text:p text:style-name="P3"><text:span text:style-name="T1">Vice President Of Engineering</text:span> (Sep 2021 - Dec 2021) - Stabilized high-growth gaming product and expanded engineering team using AWS, PostgreSQL, Redis, and JavaScript. Implemented performance tuning and technical leadership practices during rapid expansion.</text:p>
        </text:list-item>
      </text:list>
      <text:h text:style-name="Heading_20_3" text:outline-level="3"><text:bookmark-start text:name="previous-experience"/>Previous Experience<text:bookmark-end text:name="previous-experience"/></text:h>
      <text:p text:style-name="First_20_paragraph">Positions at 10 more companies dating back to 1993 are available upon request.</text:p>
      <text:h text:style-name="Heading_20_2" text:outline-level="2"><text:bookmark-start text:name="education--certifications"/>Education &amp; Certifications<text:bookmark-end text:name="education--certifications"/></text:h>
      <text:p text:style-name="First_20_paragraph"><text:span text:style-name="T1">Education:</text:span> <text:span text:style-name="T2">MBA Coursework</text:span> in e-Business and Organizational Change, <text:span text:style-name="T2">Bachelor of Science</text:span> in Business Administration</text:p>
      <text:p text:style-name="Text_20_body"><text:span text:style-name="T1">Certifications:</text:span> Dale Carnegie Course (2005), Microsoft Certified Solutions Developer (MCSD) (2005), Certified PC Troubleshooter (2000), Certified in eCommerce Concepts (2000),</text:p>
      <text:h text:style-name="Heading_20_2" text:outline-level="2"><text:bookmark-start text:name="skills"/>Skills<text:bookmark-end text:name="skills"/></text:h>
      <text:p text:style-name="First_20_paragraph"><text:span text:style-name="T1">Core Programming &amp; Development</text:span>: C#, .NET, .NET Core, .NET Framework, .NET Standard, .NET 6, .NET 8, LINQ, TypeScript, JavaScript, REST APIs, RESTful APIs, JSON, XML, Webhooks, PowerShell, Bash, VB.NET, Code Generation, Windows Services, xUnit, NUnit, NCover, Automated Testing</text:p>
      <text:p text:style-name="Text_20_body"><text:span text:style-name="T1">Frontend Technologies</text:span>: React, Angular, AngularJS, TypeScript, JavaScript, HTML, CSS, Tailwind CSS, Bootstrap, LESS, jQuery, AJAX, Schema.org, SEO Optimization, Web Development, Google Analytics, Google Webmaster Tools, Google AdSense</text:p>
      <text:p text:style-name="Text_20_body"><text:span text:style-name="T1">Backend &amp; Server Technologies</text:span>: ASP.NET MVC, ASP.NET Core, ASP.NET Razor, ASP.NET Web API, ASP.NET, Windows Services, OAuth, IIS, Linux, Ubuntu, HAProxy, MSMQ, Event-Driven Architecture, .NET Web Services, .NET Remoting, BizTalk, Commerce Server, Classic ASP</text:p>
      <text:p text:style-name="Text_20_body"><text:span text:style-name="T1">Data Management</text:span>: SQL Server, T-SQL, PostgreSQL, MySQL, DynamoDB, Redis, Elasticsearch, OpenSearch, Couchbase, Lucene, Solr, Neo4j, Oracle, InfluxDB, AWS ElastiCache, AWS Redshift, AWS CloudSearch, Data Migration, Data Validation</text:p>
      <text:p text:style-name="Text_20_body"><text:span text:style-name="T1">Cloud &amp; Infrastructure</text:span>: 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p text:style-name="Text_20_body"><text:span text:style-name="T1">Architecture &amp; Performance</text:span>: Software Architecture, Enterprise Architecture, Enterprise Systems Design, Event-Driven Architecture, Scalable Systems, High-Volume Processing, Grid Computing, Performance Tuning, Software Development Life Cycle (SDLC), Code Generation, Process Improvement, Technical Documentation, Algorithm Design</text:p>
      <text:p text:style-name="Text_20_body"><text:span text:style-name="T1">Specialized Technologies &amp; Domains</text:span>: OpenAI GPT, Machine Learning Integration, HIVE Engine Blockchain, Web3, NFTs, Cryptocurrency, Decentralized Applications (dApps), Smart Contracts, Blockchain Technology, Game Development, Game Design, Game Monetization, Game Analytics, SharePoint, Documentum, DotNetNuke, PHP, Costpoint, ERP Systems, VB6, Visual Basic, ActiveX, COM</text:p>
      <text:p text:style-name="Text_20_body"><text:span text:style-name="T1">Leadership &amp; Project Management</text:span>: 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4">“I’ve had the privilege of working with Richard Adleta for over 10 years at Nexxt, and during that time, he’s consistently demonstrated the kind of technical leadership and versatility that any engineering team would be lucky to have. Richard bring…”</text:p>
      <text:p text:style-name="P4">— Bill Rybinski, Director of Technology at Nexxt, Inc.</text:p>
      <text:p text:style-name="First_20_paragraph">Read more references: <text:a xlink:type="simple" xlink:href="https://www.richardadleta.com/resume/full#references" office:name=""><text:span text:style-name="Definition">richardadleta.com/resume/full#references</text:span></text:a></text:p>
      <text:h text:style-name="Heading_20_2" text:outline-level="2"><text:bookmark-start text:name="additional-information"/>Additional Information<text:bookmark-end text:name="additional-information"/></text:h>
      <text:p text:style-name="First_20_paragraph">Full, annotated resume available at <text:a xlink:type="simple" xlink:href="https://www.richardadleta.com/resume/full" office:name=""><text:span text:style-name="Definition">richardadleta.com/resume/full</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7T16:21:29Z</meta:creation-date>
    <dc:date>2025-11-07T16:21:29Z</dc:date>
  </office:meta>
</office:document-meta>
</file>